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0000" style:font-name="Purisa" fo:font-size="10pt" style:text-underline-style="none" fo:font-weight="normal" officeooo:rsid="00271786" officeooo:paragraph-rsid="001fc39f" style:font-size-asian="8.75pt" style:font-weight-asian="normal" style:font-size-complex="10pt" style:font-weight-complex="normal"/>
    </style:style>
    <style:style style:name="P2" style:family="paragraph" style:parent-style-name="Standard">
      <style:text-properties fo:color="#000000" style:font-name="Purisa" fo:font-size="10pt" style:text-underline-style="none" fo:font-weight="normal" officeooo:rsid="002583ce" officeooo:paragraph-rsid="001fc39f" style:font-size-asian="8.75pt" style:font-weight-asian="normal" style:font-size-complex="10pt" style:font-weight-complex="normal"/>
    </style:style>
    <style:style style:name="P3" style:family="paragraph" style:parent-style-name="Standard">
      <style:text-properties fo:color="#000000" style:font-name="Purisa" fo:font-size="10pt" style:text-underline-style="solid" style:text-underline-width="auto" style:text-underline-color="font-color" fo:font-weight="normal" officeooo:rsid="00271786" officeooo:paragraph-rsid="001fc39f" style:font-size-asian="8.75pt" style:font-weight-asian="normal" style:font-size-complex="10pt" style:font-weight-complex="normal"/>
    </style:style>
    <style:style style:name="P4" style:family="paragraph" style:parent-style-name="Standard">
      <style:text-properties fo:color="#000000" style:font-name="Purisa" fo:font-size="24pt" style:text-underline-style="none" fo:font-weight="normal" officeooo:rsid="002583ce" officeooo:paragraph-rsid="001fc39f" style:font-size-asian="21pt" style:font-weight-asian="normal" style:font-size-complex="24pt" style:font-weight-complex="normal"/>
    </style:style>
    <style:style style:name="P5" style:family="paragraph" style:parent-style-name="Standard">
      <style:text-properties fo:color="#000000" fo:font-size="10pt" style:text-underline-style="none" fo:font-weight="bold" officeooo:rsid="002583ce" officeooo:paragraph-rsid="001fc39f" style:font-size-asian="8.75pt" style:font-weight-asian="bold" style:font-size-complex="10pt" style:font-weight-complex="bold"/>
    </style:style>
    <style:style style:name="P6" style:family="paragraph" style:parent-style-name="Standard">
      <style:text-properties fo:color="#000000" fo:font-size="10pt" style:text-underline-style="none" fo:font-weight="bold" officeooo:rsid="00271786" officeooo:paragraph-rsid="001fc39f" style:font-size-asian="8.75pt" style:font-weight-asian="bold" style:font-size-complex="10pt" style:font-weight-complex="bold"/>
    </style:style>
    <style:style style:name="P7" style:family="paragraph" style:parent-style-name="Standard">
      <style:text-properties fo:color="#ff3333" style:font-name="Purisa" fo:font-size="10pt" style:text-underline-style="solid" style:text-underline-width="auto" style:text-underline-color="font-color" fo:font-weight="normal" officeooo:rsid="00271786" officeooo:paragraph-rsid="001fc39f" style:font-size-asian="8.75pt" style:font-weight-asian="normal" style:font-size-complex="10pt" style:font-weight-complex="normal"/>
    </style:style>
    <style:style style:name="T1" style:family="text">
      <style:text-properties style:font-name="Purisa" fo:font-weight="normal" style:font-weight-asian="normal" style:font-weight-complex="normal"/>
    </style:style>
    <style:style style:name="T2" style:family="text">
      <style:text-properties fo:color="#ff3333" style:font-name="Purisa" fo:font-weight="normal" style:font-weight-asian="normal" style:font-weight-complex="normal"/>
    </style:style>
    <style:style style:name="T3" style:family="text">
      <style:text-properties fo:color="#ff3333" style:font-name="Purisa"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win Ogron</text:p>
      <text:p text:style-name="P2"/>
      <text:p text:style-name="P2">They are the Twin Ogron, Pol and Phemos. </text:p>
      <text:p text:style-name="P2">Unlike many dual bosses or council style fights, these bosses do NOT share a healthpool so you do have a choice of which one of these ugly mugs you want to take down first. There is much to this fight.</text:p>
      <text:p text:style-name="P5"><text:span text:style-name="T1">The basic mechanics of this fight have to do with two things. The bosses' energy bars and the distance the bosses are apart. The bosses will start with energy that is offset, at least it was in testing. Phemos had almost 100 energy to start and Pol started with just a little energy. This guaranteed some things would happen on the pull and their abilities would be offset to start. We'll get more into that as we describe their individual mechanics. But for now, just know that whenever one of the Ogron reach </text:span><text:span text:style-name="T2">33</text:span><text:span text:style-name="T1"> energy, they will do a </text:span><text:span text:style-name="T3">special weapon attack</text:span><text:span text:style-name="T1">, when they reach </text:span><text:span text:style-name="T2">66</text:span><text:span text:style-name="T1"> energy, they will do some kind of </text:span><text:span text:style-name="T3">shout attack</text:span><text:span text:style-name="T1">, and then at </text:span><text:span text:style-name="T2">100</text:span><text:span text:style-name="T1"> </text:span><text:span text:style-name="T2">energy</text:span><text:span text:style-name="T1">, they will do </text:span><text:span text:style-name="T3">a big aoe</text:span><text:span text:style-name="T1"> raid type attack.</text:span></text:p>
      <text:p text:style-name="P1">The other big mechanic to note is that as you drag the Ogron apart from each other, they will receive a haste boost allowing their casting time to decrease and reduce the amount of time you have to react to things. So for the most part, you want the twins to be together. Thats not always possible as you'll see soon but this sort of prevents you from just separating them the entire fight. </text:p>
      <text:p text:style-name="P1"/>
      <text:p text:style-name="P1">So back to their energy attacks.</text:p>
      <text:p text:style-name="P1">Pol's weapon attack is fairly simple, he will basically charge someone who is a distant target. If you are hit with him charging, you'll be knocked back and take a chunk of damage. For the most part, he telegraphs this so you can avoid it.</text:p>
      <text:p text:style-name="P1">Pol's shout is fairly simple. He will just do an Interrupting Shout which does some light damage and interrupts any spell casting for 6 seconds. Probably want to not be casting anything before he does this at 66 energy.</text:p>
      <text:p text:style-name="P1">Lastly, Pol's aoe move is to Pulverize the ground three times. The pulverizes are different and go in this kind of sequence. First, he'll do a light bit of damage to everyone and in an area 3 yards around players. Just can't be all stacked on each other or this will smack your raid around. Then his second pulverize drops some of the ceiling down in an 8 yard area around some of your raid. Again, you should be able to avoid this as a graphic preceeds it on the ground for the most part. Lastly, he'll do a big pulverize that hits the whole raid for some decent damage that will do less the further away you are from the center of it. Try to be out of this one for sure. </text:p>
      <text:p text:style-name="P1">That's it for Pol, next up we'll do Phemos.</text:p>
      <text:p text:style-name="P6"><text:span text:style-name="T1">His weapon attack is a fairly simple Whirlwind but pay attention to this one, it has a tank type mechanic built into it. We'll go over it more when talking about the other </text:span><text:soft-page-break/><text:span text:style-name="T1">tank debuffs. But for now, just don't get hit by the big old whirlwind. Phemos' shout is interesting and called Enfeeblinrg Roar. This does some damage, but more interestingly, it will give everyone hit by it within 20 yards a debuff. It will increase your damage taken for a period of time. </text:span></text:p>
      <text:p text:style-name="P1">Finally, Phemos' raid wide move is one that will keep you on your toes. Its called Quake and will do some light damage for awhile but more importantly, he'll throw some weapons down and fire waves will spawn from these weapons. They move and twist and cross and you'll find it hard to avoid. For the most part, “don't stand in fire” applies here. If you get into the fire, it will give you a stacking dot that hurts a little. Maybe 10 to 12 k a tick for a few stacks. Thats not too bad but its all avoidable so do your best. </text:p>
      <text:p text:style-name="P1">So that is all for the big mechanics. </text:p>
      <text:p text:style-name="P1">Tanks: Both bosses have a big tank hit that they'll do periodically. Pol does a Shield bash that has some Arcane damage added on top. Phemos does a Double Slash that will inflict an Arcane dot on the tank that stacks. Although both of these mechanics seemed to not be working on these pulls. Whats more interesting is that the Whirlwind that Phemos does increases damage taken from Shield Bash by 10% per stack. This can get up there quickly and kind of seems like it doesn't allow you to tank swap right after a whirlwind. So work this out tanks. I was unfortunately ranged for this fight and didn't get a chance to see how it worked out specifically for tanks. It looked like our tanks would taunt off right as the quake was happening. But it may work out that a tank swap isn't necessary. </text:p>
      <text:p text:style-name="P1"/>
      <text:p text:style-name="P3">This is all about stacking, spreading, and avoiding fire or not avoiding fire.</text:p>
      <text:p text:style-name="P1">The placement of the fire from the Quake weapons was a first bit that many guilds figured out. You can make the boss throw the weapons in front and behind him against a wall and avoid much of the damage here. If you don't mess with something like that, other guilds found the damage from the fire to be light enough to just stack and heal through. And finally, if you want to use hunter's awesome raid CD, aspect of the fox, you can also just do the old “don't stand in fire” routine and avoid as much of it as possible.</text:p>
      <text:p text:style-name="P1"/>
      <text:p text:style-name="P1">In fact, the fight starts off with Quake being immediately cast, so you'll have to deal with at least one set of weapons shooting out fire.</text:p>
      <text:p text:style-name="P1">With some raid CDs its probably a decent strategy. From there, its sort of a stack, spread type thing going on. You'll get a charge from Pol. You can bait this if you want with a ranged but its not a bad deal to have the Phemos tank drag him away for a little bit right before whirlwind and bair the charge. Whirlwind is obviously something you either spread away from or drag the boss away. Remember that it will give the tank a debuff taking more damage from Pol so be careful the Pol tank doesn't get hit. </text:p>
      <text:p text:style-name="P6"><text:span text:style-name="T1"><text:s/>Next you'll have the interrupting shout and then the enfeebling roar. It seems like </text:span><text:soft-page-break/><text:span text:style-name="T1">most groups would stack as many people in for the roar as they could unless they cheated it with a smoke bomb. Smoke bomb prevented it from even working at all so likely will get fixed before this one goes live. Immediately after enfeebling roar, you would spread out so that the first bit of pulverize didn't splash to others. Then its a matter of staying spread for the 2nd pulverizes and then running away from the center of the 3rd. After that , this fight is rinse and repeat.</text:span></text:p>
      <text:p text:style-name="P1"/>
      <text:p text:style-name="P1">The bosses do not share a health pool. That seems to be intended because if you kill one of them off, the other gains a large enrage buff.</text:p>
      <text:p text:style-name="P1"/>
      <text:p text:style-name="P7">REMEMBER:</text:p>
      <text:p text:style-name="P1">Tanks, move Phemos in and out for whirlwind and see if you can put the quake weapons on the wall. Healers watch for the interrupting shout and do you best to heal through the quake fire and pulverizes. Dps, avoid fire, and split the debuff from Enfeebling Roar while stacking and spreading a whole bu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aria </meta:initial-creator>
    <meta:creation-date>2014-11-07T16:04:02.628763411</meta:creation-date>
    <dc:date>2014-11-07T16:04:16.091233933</dc:date>
    <dc:creator>ilaria </dc:creator>
    <meta:editing-duration>P0D</meta:editing-duration>
    <meta:editing-cycles>1</meta:editing-cycles>
    <meta:document-statistic meta:table-count="0" meta:image-count="0" meta:object-count="0" meta:page-count="3" meta:paragraph-count="22" meta:word-count="1257" meta:character-count="6622" meta:non-whitespace-character-count="5378"/>
    <meta:generator>LibreOffice/4.1.3.2$Linux_X86_64 LibreOffice_project/410m0$Build-2</meta:generator>
  </office:meta>
</office:document-meta>
</file>